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4"><text:span text:style-name="T11">do text</text:span></text:p><text:p text:style-name="P4"><text:span text:style-name="T11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4"><text:span text:style-name="T7">do text if not len(self.getApplicants()) &gt; 1</text:span></text:p><text:p text:style-name="P4"><text:span text:style-name="T8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4"><text:span text:style-name="T7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4"><text:span text:style-name="T12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urbanistique préalable</text:p>
      <text:p text:style-name="UrbanBody"/>
      <text:p text:style-name="UrbanBody"><text:span text:style-name="T5"><office:annotation><dc:creator>Gauthier Bastien</dc:creator><dc:date>2011-01-13T14:56:41</dc:date><text:p text:style-name="P4"><text:span text:style-name="T11">do text</text:span></text:p><text:p text:style-name="P4"><text:span text:style-name="T11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4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4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4"><text:span text:style-name="T8">do text if len(self.getApplicants()) &gt; 1</text:span></text:p></office:annotation><text:span text:style-name="T1">&lt;%Titre%&gt;</text:span>,</text:p>
      <text:p text:style-name="UrbanBody"/>
      <text:p text:style-name="UrbanBody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6"><text:text-input text:description="">self.getReceivability().upper()</text:text-input></text:span>. Celle-ci relève de l’ <text:text-input text:description="Article court">self.getArticle(theObject=True).getExtraValue()</text:text-input> du CWATUPE.</text:p>
      <text:p text:style-name="UrbanBody"/>
      <text:p text:style-name="UrbanBody">Dès lors, <text:span text:style-name="T6">vous pourrez passer à l’exécution des actes et travaux que vous envisagez 20 jours à compter à partir du lendemain de la date de dépôt de celle-ci.</text:span></text:p>
      <text:p text:style-name="UrbanBody"/>
      <text:p text:style-name="UrbanBody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6">redevance de 15 €</text:span> que nous vous demandons de <text:span text:style-name="T6">verser sur le compte BEXX-XXX-XXXXXXX-XX</text:span> avec la référence suivante (<text:text-input text:description="Référence">self.getReference()</text:text-input>).</text:p>
      <text:p text:style-name="UrbanBody"/>
      <text:p text:style-name="UrbanBody">Copie de la présente est envoyée à Monsieur le Fonctionnaire délégué. </text:p>
      <text:p text:style-name="UrbanBody"/>
      <text:p text:style-name="UrbanBody"><office:annotation><dc:creator>Gauthier Bastien</dc:creator><dc:date>2011-02-21T09:23:46</dc:date><text:p text:style-name="P4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4"><text:span text:style-name="T8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4"><text:span text:style-name="T7">do text</text:span></text:p><text:p text:style-name="P4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4-05T09:36:26</dc:date>
    <dc:creator>sde </dc:creator>
    <meta:editing-duration>PT12H19M30S</meta:editing-duration>
    <meta:editing-cycles>55</meta:editing-cycles>
    <meta:generator>LibreOffice/3.4$Unix LibreOffice_project/340m1$Build-502</meta:generator>
    <meta:document-statistic meta:table-count="0" meta:image-count="0" meta:object-count="0" meta:page-count="1" meta:paragraph-count="23" meta:word-count="230" meta:character-count="1878" meta:non-whitespace-character-count="1683"/>
  </office:meta>
</office:document-meta>
</file>